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e8ec" officeooo:paragraph-rsid="0000e8ec" style:font-weight-asian="bold" style:font-weight-complex="bold"/>
    </style:style>
    <style:style style:name="P2" style:family="paragraph" style:parent-style-name="Standard">
      <style:text-properties fo:font-weight="bold" officeooo:rsid="0001e074" officeooo:paragraph-rsid="0001e074" style:font-weight-asian="bold" style:font-weight-complex="bold"/>
    </style:style>
    <style:style style:name="P3" style:family="paragraph" style:parent-style-name="Standard">
      <style:text-properties fo:font-weight="bold" officeooo:rsid="0003bc08" officeooo:paragraph-rsid="00041de7" style:font-weight-asian="bold" style:font-weight-complex="bold"/>
    </style:style>
    <style:style style:name="P4" style:family="paragraph" style:parent-style-name="Standard">
      <style:text-properties fo:font-weight="normal" officeooo:rsid="0000e8ec" officeooo:paragraph-rsid="0000e8e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2aee" style:font-weight-asian="normal" style:font-weight-complex="normal"/>
    </style:style>
    <style:style style:name="T3" style:family="text">
      <style:text-properties fo:font-weight="normal" officeooo:rsid="00041de7" style:font-weight-asian="normal" style:font-weight-complex="normal"/>
    </style:style>
    <style:style style:name="T4" style:family="text">
      <style:text-properties officeooo:rsid="00041d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a tanda de ejercicios:</text:p>
      <text:p text:style-name="P1"/>
      <text:p text:style-name="P4">Primero, copiad de mi directorio personal (/home/rhurtado/) la carpeta “ejercicios_c_1”.</text:p>
      <text:p text:style-name="P4"/>
      <text:p text:style-name="P1">Ejercicio 1 (división de enteros)<text:span text:style-name="T1">. </text:span><text:span text:style-name="T2">Analiza, compila y ejecuta el código “division.c”. ¿Qué podemos hacer para que la división n1/n2 se haga sin truncar?</text:span></text:p>
      <text:p text:style-name="P1"><text:span text:style-name="T2"/></text:p>
      <text:p text:style-name="P2">Ejercicio 2 (errores de redondeo). <text:span text:style-name="T3">Analiza, compila y ejecuta el código “round_error.c”. ¿Se corresponde el resultado con el valor que esperarías?</text:span></text:p>
      <text:p text:style-name="P2"/>
      <text:p text:style-name="P3">Ejercicio 3 (errores de representación). <text:span text:style-name="T3">Analiza, compila y ejecuta el código “representacion.c”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12:39:17.331251772</meta:creation-date>
    <dc:date>2021-03-03T16:26:58.616646539</dc:date>
    <meta:editing-duration>PT17M10S</meta:editing-duration>
    <meta:editing-cycles>2</meta:editing-cycles>
    <meta:generator>LibreOffice/7.1.0.3$Linux_X86_64 LibreOffice_project/10$Build-3</meta:generator>
    <meta:document-statistic meta:table-count="0" meta:image-count="0" meta:object-count="0" meta:page-count="1" meta:paragraph-count="5" meta:word-count="71" meta:character-count="511" meta:non-whitespace-character-count="445"/>
  </office:meta>
</office:document-meta>
</file>